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1.2493in" style:rel-column-width="11822*"/>
    </style:style>
    <style:style style:name="Table1.C" style:family="table-column">
      <style:table-column-properties style:column-width="3.3674in" style:rel-column-width="318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2438in" style:rel-column-width="11770*"/>
    </style:style>
    <style:style style:name="Table2.C" style:family="table-column">
      <style:table-column-properties style:column-width="3.3729in" style:rel-column-width="319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2438in" style:rel-column-width="11770*"/>
    </style:style>
    <style:style style:name="Table3.C" style:family="table-column">
      <style:table-column-properties style:column-width="3.3729in" style:rel-column-width="319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urier 10 Pitch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text-properties style:font-name="Courier 10 Pitch"/>
    </style:style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>
      <style:text-properties style:font-name="Courier 10 Pitch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</text:h>
      <text:p text:style-name="Text_20_body">Modify the NOI generation features to use data from the US Census Bureau's American Community Survey.</text:p>
      <text:h text:style-name="Heading_20_3" text:outline-level="3">Problem Description</text:h>
      <text:p text:style-name="Standard">Our rental estimates are generated using a price per sq ft algorithm. <text:s/>It does a reasonable job at estimating the rent on an average sized property but falls down for properties that are unusually large or small. <text:s/>We have not data for modeling variance in insurance rates and vacancies by geographical area. <text:s/>The current models use the same seed values for the whole of Florida.</text:p>
      <text:h text:style-name="Heading_20_3" text:outline-level="3">Solution</text:h>
      <text:p text:style-name="Standard">Modify the algorithm to use household income as the basis for rent estimates. <text:s/>Use statistical samples to improve the modeling data for insurance rates and vacancies.</text:p>
      <text:h text:style-name="Heading_20_3" text:outline-level="3">Business Need</text:h>
      <text:p text:style-name="Text_20_body">NOI estimation is a core feature of the Visulate site. <text:s/>Our reputation suffers when we display values that are incorrect. <text:s/>Our reputation would be greatly enhanced if our estimates were considered more accurate than other sites such as Rent-O-Meter and Zillow.</text:p>
      <text:h text:style-name="Heading_20_2" text:outline-level="2">Requirements</text:h>
      <text:h text:style-name="Heading_20_3" text:outline-level="3">1. Functional Requirement</text:h>
      <text:p text:style-name="Text_20_body">Assemble a table to record household income distribution for renters in an area, apply a weighting to the household income to convert it to a rental value. <text:s/>Assemble a separate table to identify the distribution of tax assessed values for each property in the area. <text:s/>Use the tax values as a look-up to find a rental value.</text:p>
      <text:h text:style-name="Heading_20_3" text:outline-level="3">2. Use Cases</text:h>
      <text:list xml:id="list294573579" text:style-name="L1">
        <text:list-item>
          <text:p text:style-name="P3">NOI Generation</text:p>
          <text:list>
            <text:list-item>
              <text:p text:style-name="P3">Find the tax assessed value for the property.</text:p>
            </text:list-item>
            <text:list-item>
              <text:p text:style-name="P3">Compare to value distributions in the area to identify the property's valuation percentile.</text:p>
            </text:list-item>
            <text:list-item>
              <text:p text:style-name="P3">Use the valuation percentile to estimate:</text:p>
              <text:list>
                <text:list-item>
                  <text:p text:style-name="P3">Target rent (using logic summarized above).</text:p>
                </text:list-item>
                <text:list-item>
                  <text:p text:style-name="P3">Property Class.</text:p>
                </text:list-item>
              </text:list>
            </text:list-item>
            <text:list-item>
              <text:p text:style-name="P3">Read location specific values for vacancy and insurance.</text:p>
            </text:list-item>
          </text:list>
        </text:list-item>
        <text:list-item>
          <text:p text:style-name="P3">Affordability Estimate</text:p>
          <text:list>
            <text:list-item>
              <text:p text:style-name="P3">Find the property's valuation percentile</text:p>
            </text:list-item>
            <text:list-item>
              <text:p text:style-name="P3">Read the corresponding household income percentile</text:p>
            </text:list-item>
            <text:list-item>
              <text:p text:style-name="P3">Multiply the household income value by a weighting factor of 2.7.</text:p>
            </text:list-item>
          </text:list>
        </text:list-item>
        <text:list-item>
          <text:p text:style-name="P3"><text:soft-page-break/>Seed Data Generation</text:p>
          <text:list>
            <text:list-item>
              <text:p text:style-name="P3">Load ACS Public Use Microdata Sample (PUMS) Housing Data Files </text:p>
            </text:list-item>
            <text:list-item>
              <text:p text:style-name="P3">Map PUMS geographical (puma) areas to zipcodes</text:p>
            </text:list-item>
            <text:list-item>
              <text:p text:style-name="P3">Insurance</text:p>
              <text:list>
                <text:list-item>
                  <text:p text:style-name="P3">Identify median insurance payment and house size in each zipcode</text:p>
                </text:list-item>
                <text:list-item>
                  <text:p text:style-name="P3">Divide insurance by median size to get price per sq ft.</text:p>
                </text:list-item>
              </text:list>
            </text:list-item>
            <text:list-item>
              <text:p text:style-name="P3">Vacancy Percentage</text:p>
              <text:list>
                <text:list-item>
                  <text:p text:style-name="P3">Count r = total rented properties </text:p>
                </text:list-item>
                <text:list-item>
                  <text:p text:style-name="P3">Count vr = total vacant rental properties</text:p>
                </text:list-item>
                <text:list-item>
                  <text:p text:style-name="P3">Vacancy Percentage = vr/(vr + r)</text:p>
                </text:list-item>
              </text:list>
            </text:list-item>
            <text:list-item>
              <text:p text:style-name="P3">Rent Estimation</text:p>
              <text:list>
                <text:list-item>
                  <text:p text:style-name="P3">Find gross rent as percentage of gross income for 3 bed properties</text:p>
                </text:list-item>
                <text:list-item>
                  <text:p text:style-name="P3">Find household income distribution of renters</text:p>
                </text:list-item>
                <text:list-item>
                  <text:p text:style-name="P3">Find property tax distribution for non-owner occupied properties</text:p>
                </text:list-item>
                <text:list-item>
                  <text:p text:style-name="P3">Rent Estimate = household income[tax percentile] * rent factor.</text:p>
                </text:list-item>
              </text:list>
            </text:list-item>
            <text:list-item>
              <text:p text:style-name="P3">Affordability Estimation</text:p>
              <text:list>
                <text:list-item>
                  <text:p text:style-name="P3">Find all household income distribution</text:p>
                </text:list-item>
                <text:list-item>
                  <text:p text:style-name="P3">Find property tax distribution for all residential properties</text:p>
                </text:list-item>
              </text:list>
            </text:list-item>
          </text:list>
        </text:list-item>
      </text:list>
      <text:h text:style-name="Heading_20_3" text:outline-level="3">3. Functionality and Feature Description</text:h>
      <text:h text:style-name="Heading_20_4" text:outline-level="4">Current behavior</text:h>
      <text:p text:style-name="Text_20_body">Visulate generates NOI figures for residential rental properties using data assembled from MLS listings and rental contracts in Central Florida. <text:s/>It converts rents to price per sq ft. <text:s/>These rates are adjusted for location by applying a weighting factor based on the median sales price in each city and zipcode. <text:s/>For example if the median sales price in Brevard is $50/ft and the median rent $10/ft and the median sales price in Dade is $55/ft the median rent would be adjusted to $11/ft</text:p>
      <text:p text:style-name="Text_20_body">Property classes are assigned based on the DOR improvement quality value. <text:s/>This is a 6 point scale that rates the quality of a building from 1= poor to 6 = excellent. <text:s/>Values of 1 and 2 are assigned a C class, 3 and 4 B, 5 and 6 A. <text:s/>The rent estimation code uses the property class to assign maximum and minimum values for a property. <text:s/>For example it will prevent an unusually large C class property from having a higher value than a small B or A class property.</text:p>
      <text:h text:style-name="Heading_20_4" text:outline-level="4">New functionality</text:h>
      <text:p text:style-name="Text_20_body">Modify the NOI modeling code to use household income as the basis for rental estimates instead of observed rents. <text:s/>Find the household income distribution for renters in a given market. <text:s/>Store these values in a table and index them by the tax assessed value of rental properties in that market.</text:p>
      <text:h text:style-name="Heading_20_4" text:outline-level="4"><text:soft-page-break/>New concepts</text:h>
      <text:p text:style-name="Text_20_body"><text:span text:style-name="T1">Public Use Microdata Sample (PUMS)</text:span> <text:s/>-</text:p>
      <text:p text:style-name="Text_20_body">Statistical sample data compiled from the Census Bureau's American Community Survey</text:p>
      <text:list xml:id="list1814336282" text:style-name="L2">
        <text:list-item>
          <text:p text:style-name="P4">http://www.census.gov/acs/www/Downloads/handbooks/ACSPUMS.pdf</text:p>
        </text:list-item>
      </text:list>
      <text:p text:style-name="Text_20_body"><text:span text:style-name="T1">Public Use Microdata Areas (PUMA)</text:span><text:span text:style-name="T2"> - As part of Census 2000, PUMAs were defined as areas with 100,000 residents or more based on the populations reported in Census 2000. <text:s/>Each PUMAs had to be a combination of contiguous counties or census tracts. <text:s/>The PUMS data that the new code relies on uses PUMAs as their smallest reporting unit. <text:s/>Most PUMAs span more than one zipcode.</text:span></text:p>
      <text:p text:style-name="Text_20_body"><text:span text:style-name="T1">Household income distribution</text:span> – A collection of values corresponding to the percentile readings for household income in a location</text:p>
      <text:p text:style-name="Text_20_body"><text:span text:style-name="T1">Tax value distribution</text:span> – A collection of values corresponding to the percentile readings for the tax assessed values in a location</text:p>
      <text:h text:style-name="Heading_20_4" text:outline-level="4">4. Preconditions and Assumptions</text:h>
      <text:p text:style-name="Standard">The tax value distributions and household income distributions for a given market will track each other. <text:s/>For example, a property with a tax distribution value of 40 will be occupied by a household with an income distribution value of 40.</text:p>
      <text:h text:style-name="Heading_20_4" text:outline-level="4">5. Limitations</text:h>
      <text:p text:style-name="Text_20_body">The PUMA tracts used to generate income distributions do not map exactly to the census blocks and zipcodes recorded in the DOR data.</text:p>
      <text:h text:style-name="Heading_20_4" text:outline-level="4">6. Dependencies and Impact Analysis</text:h>
      <text:list xml:id="list835794173" text:style-name="L3">
        <text:list-item>
          <text:p text:style-name="P5">Need to validate and normalize the tax assessed values recorded in the PR_TAXES table. <text:s/>Most of the values were seeded using DOR data in 2012. <text:s/>Need to check the values for Brevard, Orange and Volusia counties. <text:s/>These may be earlier.</text:p>
          <text:list>
            <text:list-item>
              <text:p text:style-name="P5">Select jv (just value) from pr_nal (see code below)</text:p>
            </text:list-item>
            <text:list-item>
              <text:p text:style-name="P5">Download millage_taxes_levied.xls from:</text:p>
              <text:list>
                <text:list-item>
                  <text:p text:style-name="P5"><text:a xlink:type="simple" xlink:href="http://dor.myflorida.com/dor/property/resources/data.html">http://dor.myflorida.com/dor/property/resources/data.html</text:a></text:p>
                </text:list-item>
              </text:list>
            </text:list-item>
          </text:list>
        </text:list-item>
      </text:list>
      <text:p text:style-name="P2"/>
      <text:p text:style-name="P2">create table tax_values_2012 as</text:p>
      <text:p text:style-name="P1">select p.prop_id, p.source_id, p.parcel_id, t.jv</text:p>
      <text:p text:style-name="P1">from pr_properties p</text:p>
      <text:p text:style-name="P1">,<text:tab/> <text:s/>pr_nal t</text:p>
      <text:p text:style-name="P1">where t.parcel_id = p.parcel_id</text:p>
      <text:p text:style-name="P1"/>
      <text:list xml:id="list1600996793" text:continue-numbering="true" text:style-name="L3">
        <text:list-item>
          <text:p text:style-name="P5">Need a way to identify rental properties for tax distribution values. <text:s/>Should be able to do this using the mailing_id in pr_property_owners. <text:s/>Need to verify this was populated for DOR based data.</text:p>
        </text:list-item>
      </text:list>
      <text:h text:style-name="Heading_20_4" text:outline-level="4"><text:soft-page-break/>7. Issues</text:h>
      <text:list xml:id="list311847562" text:style-name="L4">
        <text:list-item>
          <text:p text:style-name="P6">How do we map PUMA data sets to properties?</text:p>
          <text:list>
            <text:list-item>
              <text:p text:style-name="P10">Go to <text:a xlink:type="simple" xlink:href="http://mcdc.missouri.edu/websas/geocorr12.html">http://mcdc.missouri.edu/websas/geocorr12.html</text:a></text:p>
            </text:list-item>
            <text:list-item>
              <text:p text:style-name="P10">Generate 2 csv files</text:p>
              <text:list>
                <text:list-item>
                  <text:p text:style-name="P10">Census Tract to Puma 2k</text:p>
                </text:list-item>
                <text:list-item>
                  <text:p text:style-name="P10">Zipcode to Puma 2k</text:p>
                </text:list-item>
              </text:list>
            </text:list-item>
            <text:list-item>
              <text:p text:style-name="P10">Extract Census Tract from PR_PROPERTIES.CENSUS_BK</text:p>
              <text:list>
                <text:list-item>
                  <text:p text:style-name="P10">First 5 digits = County (Florida counties must start with 12)</text:p>
                </text:list-item>
                <text:list-item>
                  <text:p text:style-name="P10">Next 4 = Tract</text:p>
                </text:list-item>
                <text:list-item>
                  <text:p text:style-name="P10">Map tract to integer portion of mcdc tract</text:p>
                  <text:list>
                    <text:list-item>
                      <text:p text:style-name="P10">Use tract to puma2k alloc factor if more than one match is found.</text:p>
                    </text:list-item>
                  </text:list>
                </text:list-item>
              </text:list>
            </text:list-item>
            <text:list-item>
              <text:p text:style-name="P10">Use the zipcode mapping if Census track is null or no mapping is found</text:p>
            </text:list-item>
            <text:list-item>
              <text:p text:style-name="P10">Store the PUMA code in a new column in the PR_PROPERTIES table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User Interface Requirements</text:h>
      <text:p text:style-name="Text_20_body">Use existing screens</text:p>
      <text:h text:style-name="Heading_20_4" text:outline-level="4">Performance Requirements</text:h>
      <text:p text:style-name="Standard">Get timings for existing estimate generation. <text:s/>Verify new code is the same or better.</text:p>
      <text:h text:style-name="Heading_20_2" text:outline-level="2">Design</text:h>
      <text:h text:style-name="Heading_20_3" text:outline-level="3">Data Model</text:h>
      <text:p text:style-name="Text_20_body">Create tables to record PUMS data summaries by PUMA. <text:s/>Identify the PUMA for each property along with the rental and general tax distribution values. <text:s/>Modify PR_TAXES and PR_VALUES to include a CURRENT_YN column. <text:s/>Use this to identity the most recent record for a property or city, ucode and prop_class combination.</text:p>
      <text:h text:style-name="Heading_20_4" text:outline-level="4">Schema Changes</text:h>
      <text:p text:style-name="Text_20_body">Create table PR_PUMS_DATA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PUMA</text:p>
          </table:table-cell>
          <table:table-cell table:style-name="Table1.A2" office:value-type="string">
            <text:p text:style-name="Table_20_Contents">NUMBER</text:p>
          </table:table-cell>
          <table:table-cell table:style-name="Table1.C2" office:value-type="string">
            <text:p text:style-name="Table_20_Contents">5 Digit PUMA ID </text:p>
          </table:table-cell>
        </table:table-row>
        <table:table-row>
          <table:table-cell table:style-name="Table1.A2" office:value-type="string">
            <text:p text:style-name="Table_20_Contents">RENT_INCOME_RATIO</text:p>
          </table:table-cell>
          <table:table-cell table:style-name="Table1.A2" office:value-type="string">
            <text:p text:style-name="Table_20_Contents">NUMBER</text:p>
          </table:table-cell>
          <table:table-cell table:style-name="Table1.C2" office:value-type="string">
            <text:p text:style-name="Table_20_Contents">Percentage of gross income to allocate for rent.</text:p>
          </table:table-cell>
        </table:table-row>
        <table:table-row>
          <table:table-cell table:style-name="Table1.A2" office:value-type="string">
            <text:p text:style-name="Table_20_Contents">INSURANCE</text:p>
          </table:table-cell>
          <table:table-cell table:style-name="Table1.A2" office:value-type="string">
            <text:p text:style-name="Table_20_Contents">NUMBER</text:p>
          </table:table-cell>
          <table:table-cell table:style-name="Table1.C2" office:value-type="string">
            <text:p text:style-name="Table_20_Contents">Insurance amount per sq ft</text:p>
          </table:table-cell>
        </table:table-row>
        <table:table-row>
          <table:table-cell table:style-name="Table1.A2" office:value-type="string">
            <text:p text:style-name="Table_20_Contents">VACANCY_RATE</text:p>
          </table:table-cell>
          <table:table-cell table:style-name="Table1.A2" office:value-type="string">
            <text:p text:style-name="Table_20_Contents">NUMBER</text:p>
          </table:table-cell>
          <table:table-cell table:style-name="Table1.C2" office:value-type="string">
            <text:p text:style-name="Table_20_Contents">Vacancy allowance for residential properties</text:p>
          </table:table-cell>
        </table:table-row>
      </table:table>
      <text:p text:style-name="Text_20_body"/>
      <text:p text:style-name="Standard">Create table PR_PUMS_VALUE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ata 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PUMA</text:p>
          </table:table-cell>
          <table:table-cell table:style-name="Table2.A2" office:value-type="string">
            <text:p text:style-name="Table_20_Contents">NUMBER</text:p>
          </table:table-cell>
          <table:table-cell table:style-name="Table2.C2" office:value-type="string">
            <text:p text:style-name="Table_20_Contents">FK to PR_PUMS_DATA</text:p>
          </table:table-cell>
        </table:table-row>
        <table:table-row>
          <table:table-cell table:style-name="Table2.A2" office:value-type="string">
            <text:p text:style-name="Table_20_Contents">VALUE_TYPE</text:p>
          </table:table-cell>
          <table:table-cell table:style-name="Table2.A2" office:value-type="string">
            <text:p text:style-name="Table_20_Contents">VARCHAR2(16)</text:p>
          </table:table-cell>
          <table:table-cell table:style-name="Table2.C2" office:value-type="string">
            <text:p text:style-name="Table_20_Contents">Lookup Discriminator column</text:p>
          </table:table-cell>
        </table:table-row>
        <table:table-row>
          <table:table-cell table:style-name="Table2.A2" office:value-type="string">
            <text:p text:style-name="Table_20_Contents">PERCENTILE</text:p>
          </table:table-cell>
          <table:table-cell table:style-name="Table2.A2" office:value-type="string">
            <text:p text:style-name="Table_20_Contents">NUMBER</text:p>
          </table:table-cell>
          <table:table-cell table:style-name="Table2.C2" office:value-type="string">
            <text:p text:style-name="Table_20_Contents">Lookup Percentile</text:p>
          </table:table-cell>
        </table:table-row>
        <table:table-row>
          <table:table-cell table:style-name="Table2.A2" office:value-type="string">
            <text:p text:style-name="Table_20_Contents">VALUE_AMOUNT</text:p>
          </table:table-cell>
          <table:table-cell table:style-name="Table2.A2" office:value-type="string">
            <text:p text:style-name="Table_20_Contents">NUMBER</text:p>
          </table:table-cell>
          <table:table-cell table:style-name="Table2.C2" office:value-type="string">
            <text:p text:style-name="Table_20_Contents">Lookup value</text:p>
          </table:table-cell>
        </table:table-row>
      </table:table>
      <text:p text:style-name="Standard"/>
      <text:p text:style-name="Standard">Alter table PR_PROPERTIE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PUMA</text:p>
          </table:table-cell>
          <table:table-cell table:style-name="Table3.A2" office:value-type="string">
            <text:p text:style-name="Table_20_Contents">NUMBER</text:p>
          </table:table-cell>
          <table:table-cell table:style-name="Table3.C2" office:value-type="string">
            <text:p text:style-name="Table_20_Contents">FK to PR_PUMS_DATA</text:p>
          </table:table-cell>
        </table:table-row>
        <table:table-row>
          <table:table-cell table:style-name="Table3.A2" office:value-type="string">
            <text:p text:style-name="Table_20_Contents">PUMA_PERCENTILE</text:p>
          </table:table-cell>
          <table:table-cell table:style-name="Table3.A2" office:value-type="string">
            <text:p text:style-name="Table_20_Contents">NUMBER</text:p>
          </table:table-cell>
          <table:table-cell table:style-name="Table3.C2" office:value-type="string">
            <text:p text:style-name="Text_20_body">Tax distribution value for this property within its PUMA</text:p>
          </table:table-cell>
        </table:table-row>
        <table:table-row>
          <table:table-cell table:style-name="Table3.A2" office:value-type="string">
            <text:p text:style-name="Table_20_Contents">RENTAL_PERCENTILE</text:p>
          </table:table-cell>
          <table:table-cell table:style-name="Table3.A2" office:value-type="string">
            <text:p text:style-name="Table_20_Contents">NUMBER</text:p>
          </table:table-cell>
          <table:table-cell table:style-name="Table3.C2" office:value-type="string">
            <text:p text:style-name="Text_20_body">Tax distribution value for this property within its PUMA if used as a rental property.</text:p>
          </table:table-cell>
        </table:table-row>
      </table:table>
      <text:p text:style-name="Standard"/>
      <text:h text:style-name="Heading_20_4" text:outline-level="4">Seed Data</text:h>
      <text:list xml:id="list131924586" text:style-name="L5">
        <text:list-item>
          <text:p text:style-name="P11">Download csv_hfl.zip from <text:a xlink:type="simple" xlink:href="http://www2.census.gov/acs2011_5yr/pums/">http://www2.census.gov/acs2011_5yr/pums/</text:a></text:p>
        </text:list-item>
        <text:list-item>
          <text:p text:style-name="P11">Use SQL Loader to populate asc_pums_housing</text:p>
        </text:list-item>
        <text:list-item>
          <text:p text:style-name="P11">Generate Census BK to PUMA mapping file <text:a xlink:type="simple" xlink:href="http://mcdc.missouri.edu/websas/geocorr12.html">http://mcdc.missouri.edu/websas/geocorr12.html</text:a></text:p>
        </text:list-item>
        <text:list-item>
          <text:p text:style-name="P11">Use SQL Loader to populate asc_cbk_puma_mapping</text:p>
        </text:list-item>
        <text:list-item>
          <text:p text:style-name="P11">Generate Zipcode to PUMA mapping file <text:a xlink:type="simple" xlink:href="http://mcdc.missouri.edu/websas/geocorr12.html">http://mcdc.missouri.edu/websas/geocorr12.html</text:a></text:p>
        </text:list-item>
        <text:list-item>
          <text:p text:style-name="P11">Use SQL Loader to populate asc_zip_puma_mapping</text:p>
        </text:list-item>
        <text:list-item>
          <text:p text:style-name="P11">Extract PUMS values and record in new tables</text:p>
        </text:list-item>
      </text:list>
      <text:h text:style-name="Heading_20_4" text:outline-level="4">Data Upgrade</text:h>
      <text:list xml:id="list236156425" text:style-name="L6">
        <text:list-item>
          <text:p text:style-name="P7">Allocate PUMA for each property using asc mapping tables</text:p>
        </text:list-item>
        <text:list-item>
          <text:p text:style-name="P7">Allocate puma and rental percentiles based on data in PR_TAXES</text:p>
        </text:list-item>
        <text:list-item>
          <text:p text:style-name="P7">Calculate insurance amount and vacancy rate for each PUMA</text:p>
        </text:list-item>
      </text:list>
      <text:h text:style-name="Heading_20_3" text:outline-level="3">Code</text:h>
      <text:p text:style-name="Text_20_body">Create a pl/sql package to perform the data upgrade. <text:s/>The procedures in the package should be re-runnable as new public record data is published and perform the following functions:</text:p>
      <text:list xml:id="list939440361" text:style-name="L7">
        <text:list-item>
          <text:p text:style-name="P8">Update PR_TAXES using DOR data and set the current_yn flag.</text:p>
        </text:list-item>
        <text:list-item>
          <text:p text:style-name="P8">Allocate values for each property:</text:p>
          <text:list>
            <text:list-item>
              <text:p text:style-name="P8">PUMA code</text:p>
            </text:list-item>
            <text:list-item>
              <text:p text:style-name="P8">PUMA_PERCENTILE</text:p>
            </text:list-item>
            <text:list-item>
              <text:p text:style-name="P8">RENTAL_PERCENTILE</text:p>
            </text:list-item>
          </text:list>
        </text:list-item>
        <text:list-item>
          <text:p text:style-name="P8">Calculate and record PUMS DATA:</text:p>
          <text:list>
            <text:list-item>
              <text:p text:style-name="P8"><text:soft-page-break/>RENT_INCOME_RATIO</text:p>
            </text:list-item>
            <text:list-item>
              <text:p text:style-name="P8">VACANCY_RATE</text:p>
            </text:list-item>
            <text:list-item>
              <text:p text:style-name="P8">INSURANCE_RATE</text:p>
            </text:list-item>
          </text:list>
        </text:list-item>
        <text:list-item>
          <text:p text:style-name="P8">Calculate and record percentile values by PUMA in PR_PUMS_VALUES</text:p>
          <text:list>
            <text:list-item>
              <text:p text:style-name="P8">Household income</text:p>
            </text:list-item>
            <text:list-item>
              <text:p text:style-name="P8">Household income renters</text:p>
            </text:list-item>
            <text:list-item>
              <text:p text:style-name="P8">Suggested value - House sale price (sale price &gt; $500) correlated by tax value</text:p>
            </text:list-item>
            <text:list-item>
              <text:p text:style-name="P8">Suggested rent </text:p>
            </text:list-item>
          </text:list>
        </text:list-item>
      </text:list>
      <text:h text:style-name="Heading_20_4" text:outline-level="4">APIs</text:h>
      <text:p text:style-name="Text_20_body">Modify $residential_query in pr_reports.class getDefaults function to use PUMS data instead of/addition to PR_VALUES.</text:p>
      <text:h text:style-name="Heading_20_4" text:outline-level="4">Non-API Code Changes</text:h>
      <text:p text:style-name="Text_20_body">Populate PR_PROPERTIES.PUMA. <text:s/>Use the following substr to extract <text:s/>Census BK to PUMA mapping data:</text:p>
      <text:p text:style-name="P2">select substr(census_bk, 1, 5) county</text:p>
      <text:p text:style-name="P2">, <text:s text:c="5"/>substr(census_bk,6,4) <text:s text:c="2"/>tract</text:p>
      <text:p text:style-name="P2">, <text:s text:c="5"/>prop_id</text:p>
      <text:p text:style-name="P2">from pr_properties ...</text:p>
      <text:p text:style-name="Standard"/>
      <text:p text:style-name="Text_20_body">Populate PR_PROPERTIES.PUMA_PERCENTILE</text:p>
      <text:p text:style-name="Text_20_body">Rank properties with each PUMA using code like this:</text:p>
      <text:p text:style-name="P1">select p.prop_id</text:p>
      <text:p text:style-name="P1">, <text:s text:c="5"/>address1</text:p>
      <text:p text:style-name="P1">, <text:s text:c="5"/>tax_value</text:p>
      <text:p text:style-name="P1">, <text:s text:c="5"/>round (PERCENT_RANK () over (order by tax_value) *100)</text:p>
      <text:p text:style-name="P1">from pr_properties p </text:p>
      <text:p text:style-name="P1">,<text:tab/> <text:s/>pr_taxes t </text:p>
      <text:p text:style-name="P1">,<text:tab/> <text:s/>pr_property_usage pu </text:p>
      <text:p text:style-name="P1">where puma=2102</text:p>
      <text:p text:style-name="P1">and t.prop_id = p.prop_id </text:p>
      <text:p text:style-name="P1">and p.prop_id = pu.prop_id </text:p>
      <text:p text:style-name="P1">and pu.ucode in (110, 90001) </text:p>
      <text:p text:style-name="P1">order by tax_value</text:p>
      <text:p text:style-name="P1">Record the value in the PUMA_PERCENTILE column.</text:p>
      <text:p text:style-name="Text_20_body"><text:soft-page-break/>Populate PR_PROPERTIES.RENTAL_PERCENTILE</text:p>
      <text:p text:style-name="Text_20_body">Loop through the query shown above, find max tax value for each percent value e.g. 70<text:span text:style-name="T3">Th</text:span> percentile starts at 1,038,910 and ends at 1,408,880. <text:s text:c="2"/>Store the result in an array. <text:s/>Run a modified version of the query to find the percentiles for non-owner occupied properties. <text:s/>Store its results in an array. <text:s/>Use the tax values from the first query as index values for the second. <text:s/>For example, if the 90<text:span text:style-name="T3">th</text:span> percentile of the non-occupied properties starts at 1,203,998 and ends at 1,408,100 we would map the 70<text:span text:style-name="T3">th</text:span> Puma to the 90<text:span text:style-name="T3">th</text:span> Rental Percentile. <text:s/>Record this derived value in the RENTAL_PERCENTILE column.</text:p>
      <text:h text:style-name="Heading_20_4" text:outline-level="4">User Interface</text:h>
      <text:p text:style-name="Standard">Modify the report data to show PUMS data for each property. <text:s/></text:p>
      <text:p text:style-name="Standard">==Test Plans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Goldthorp</meta:initial-creator>
    <meta:creation-date>2013-02-16T10:44:35</meta:creation-date>
    <dc:date>2013-03-16T17:50:15</dc:date>
    <dc:creator>Peter Goldthorp</dc:creator>
    <meta:editing-duration>P20DT5H38M</meta:editing-duration>
    <meta:editing-cycles>18</meta:editing-cycles>
    <meta:generator>LibreOffice/3.4$Unix LibreOffice_project/340m1$Build-502</meta:generator>
    <meta:document-statistic meta:table-count="3" meta:image-count="0" meta:object-count="0" meta:page-count="7" meta:paragraph-count="191" meta:word-count="1668" meta:character-count="10440" meta:non-whitespace-character-count="8943"/>
  </office:meta>
</office:document-meta>
</file>